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6pt" fo:font-weight="bold" style:font-size-asian="16pt" style:font-weight-asian="bold" style:font-size-complex="16pt" style:font-weight-complex="bold"/>
    </style:style>
    <style:style style:name="P2" style:family="paragraph" style:parent-style-name="Standard">
      <style:text-properties style:font-name="Verdana"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style:font-name="Verdana" fo:font-size="16pt" fo:font-weight="bold" style:font-size-asian="16pt" style:font-weight-asian="bold" style:font-size-complex="16pt" style:font-weight-complex="bold"/>
    </style:style>
    <style:style style:name="T4" style:family="text">
      <style:text-properties style:font-name="Verdana" fo:font-size="16pt" fo:font-weight="normal" style:font-size-asian="16pt" style:font-weight-asian="normal" style:font-size-complex="16pt" style:font-weight-complex="normal"/>
    </style:style>
    <style:style style:name="T5" style:family="text">
      <style:text-properties style:font-name="Verdana" fo:font-size="14pt" fo:font-weight="normal" style:font-size-asian="14pt" style:font-weight-asian="normal" style:font-size-complex="14pt" style:font-weight-complex="normal"/>
    </style:style>
    <style:style style:name="T6" style:family="text">
      <style:text-properties style:font-name="Verdana"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Linux Bootloader<text:tab/><text:tab/><text:tab/><text:line-break/>(von LPI.org und tuxacademy.org)<text:line-break/><text:line-break/><text:span text:style-name="T1">BIOS</text:span><text:span text:style-name="T2"> (Basic Input Output System)</text:span><text:line-break/><text:line-break/><text:span text:style-name="T2">Wenn wir den Computer einschalten, startet bei x86 Architekturen als erstes Programm das BIOS (Basic Input Output System). Es ist fest in ein EPROM eingebrannt und ist die Basis für die Hardware der Hauptplatine. Das BIOS verwaltet wie und von welchem Datenträger ein System gestartet wird. Es ist für die Initialisierung der Geräte (Tastatur, Maus, Bildschirm, Speicher) verantwortlich. Anschließend werden Peripheriegeräte (CD-ROM, Festplatten) getestet.<text:line-break/><text:line-break/>Wenn das BIOS verarbeitet wurde gibt es die Programmausführung an den physikalisch 1. Datensektor des Bootmedium (Festplatte, USB-Stick...) weiter. </text:span></text:p>
      <text:p text:style-name="P2"/>
      <text:p text:style-name="Standard"><text:span text:style-name="T5">Oder </text:span><text:span text:style-name="T6">UEFI</text:span><text:span text:style-name="T5"> (Unified Extensible Firmware Interface) <text:line-break/></text:span><text:span text:style-name="T6">Seite 38</text:span><text:span text:style-name="T5"> in Ihrem Buch<text:line-break/><text:line-break/>mit bessere Grafikauflösung im Setup und...<text:line-break/><text:line-break/>Unterstützung von großen Festplatten bis 8 Zebibytes (8x2^70 Bytes)<text:line-break/><text:line-break/>Netzwerkanbindung zur Fernwartung<text:line-break/><text:line-break/>Integrationsmöglichkeiten von Treibern auf Firmware-Ebene<text:line-break/><text:line-break/></text:span><text:span text:style-name="T6">Integrierter Bootloader</text:span><text:span text:style-name="T5"><text:line-break/><text:line-break/>DRM (Data Rights Management)<text:line-break/><text:line-break/><text:line-break/><text:line-break/>MBR (Master Boot Record)<text:line-break/><text:line-break/>Der MBR sind betriebssystemübergreifend </text:span><text:span text:style-name="T6">immer die ersten 512 Bytes und ist am Anfang der Festplatte in Sektor 0, Spur 0</text:span><text:span text:style-name="T5">.<text:line-break/>Die ersten 446 Byte sind für Programmcode reserviert. Hier ist der Code für den Bootloader.<text:line-break/></text:span><text:soft-page-break/><text:span text:style-name="T5">Danach 64 Byte für die Partitionstabelle (max 4 Einträge).<text:line-break/>Zuletzt eine Bytefolge die den MBR für gültig erklärt (wird sonst ignoriert).<text:line-break/><text:line-break/><text:line-break/>Der </text:span><text:span text:style-name="T6">Bootloader</text:span><text:span text:style-name="T5"> (bei mehreren installierten Betriebssystemen)<text:line-break/></text:span><text:span text:style-name="T3"><text:line-break/></text:span><text:span text:style-name="T5">Bootloader kommt von bootstrap und heißt soviel wie sich am eigenen Schopfe hinausziehen (an den Stiefelriemen).<text:line-break/>Der Bootloader sorgt dafür, dass der (gewählte) Betriebssystemkern in den Speicher geladen wird. <text:line-break/>Der Betriebssystemkern initialisiert und erkennt die Hardware erneut und lädt die Gerätetreiber (Module). Evtl. wird dazu auch eine Ramdisk mit zusätzlichen Gerätetreibern (Modul für das ext3-Dateisystem) geladen um an die benötigten Module in /lib/modules/Kernelversion zu kommen.<text:line-break/><text:line-break/>Der Kernel startet das Programm init <text:line-break/></text:span><text:a xlink:type="simple" xlink:href="https://de.wikipedia.org/wiki/Init" text:style-name="Internet_20_link" text:visited-style-name="Visited_20_Internet_20_Link"><text:span text:style-name="T5">https://de.wikipedia.org/wiki/Init</text:span></text:a><text:span text:style-name="T5"><text:line-break/>Er ist für den Init-V-Prozess (Ausführen von Skripten) verantwortlich.<text:line-break/><text:line-break/><text:line-break/>Ausführen der Skripte:<text:line-break/><text:line-break/>Der init-Prozess (Mutterprozess im System) sorgt dafür das weitere Initialisierungsskripte und Startskripte ausgeführt werden.<text:line-break/>Danach folgt das Starten des Netzwerks (Initialisierung/laden der Konfiguration), vorgegebene Dienste und/oder das starten einer graphischen Oberfläche (Das X Window System)<text:line-break/><text:line-break/><text:line-break/>GRUB (Grand Unified Bootloader, GRUB 1, GRUB Legacy)<text:line-break/></text:span><text:a xlink:type="simple" xlink:href="https://de.wikipedia.org/wiki/Grand_Unified_Bootloader" text:style-name="Internet_20_link" text:visited-style-name="Visited_20_Internet_20_Link"><text:span text:style-name="T5">https://de.wikipedia.org/wiki/Grand_Unified_Bootloader</text:span></text:a><text:span text:style-name="T5"><text:line-break/>de facto Standard 2000 – 2010<text:line-break/>Nachfolger ist GRUB2<text:line-break/><text:line-break/>wichtige Dateien und Pfade:<text:line-break/><text:line-break/>/boot/grub<text:tab/><text:tab/><text:tab/><text:tab/>Konfigurationsverzeichnis<text:line-break/>/boot/grub/menu.lst<text:tab/><text:tab/>Hauptkonfigurationsdatei<text:line-break/><text:tab/><text:tab/><text:tab/><text:tab/>bei mehreren installierten Betriebssystemen<text:line-break/></text:span><text:soft-page-break/><text:span text:style-name="T5"><text:line-break/>/boot/grub/grub.conf<text:tab/><text:tab/>Verknüpfung auf Hauptkonfiguration<text:line-break/>/boot/grub.conf<text:tab/><text:tab/><text:tab/>Verknüpfung auf Hauptkonfiguration<text:line-break/><text:line-break/>Bedeutung:<text:line-break/>root (hd0,0)<text:tab/><text:tab/><text:tab/><text:tab/>Partition auf der der Kernel ist<text:line-break/><text:tab/><text:tab/><text:tab/><text:tab/><text:tab/><text:tab/>hier 1. Datenträger, 1. Partition<text:line-break/><text:tab/><text:tab/><text:tab/><text:tab/><text:tab/><text:tab/>/dev/sda1<text:line-break/><text:line-break/>kernel<text:tab/><text:tab/><text:tab/><text:tab/><text:tab/>Ablageort des Kernels<text:line-break/><text:line-break/>(/boot/)initrd<text:tab/><text:tab/><text:tab/><text:tab/>Ramdisk. Enthält Gerätetreiber und Seite 40 in Ihrem Buch <text:tab/><text:tab/>Skripte die beim Systemstart wichtig <text:tab/><text:tab/><text:tab/><text:tab/><text:tab/><text:tab/>sein können<text:tab/><text:line-break/><text:line-break/>GRUB2<text:line-break/></text:span><text:a xlink:type="simple" xlink:href="https://de.wikipedia.org/wiki/Grand_Unified_Bootloader#GRUB_2" text:style-name="Internet_20_link" text:visited-style-name="Visited_20_Internet_20_Link"><text:span text:style-name="T5">https://de.wikipedia.org/wiki/Grand_Unified_Bootloader#GRUB_2</text:span></text:a><text:span text:style-name="T5"><text:line-break/><text:line-break/>de facto Standard<text:line-break/>Nachfolger von GRUB<text:line-break/><text:line-break/>wichtige Dateien und Pfade:<text:line-break/><text:line-break/>/boot/grub<text:tab/><text:tab/><text:tab/><text:tab/>Konfigurationsverzeichnis<text:line-break/>/boot/grub/grub.cfg<text:tab/><text:tab/><text:tab/>generierte Konfigurationsdatei<text:line-break/>/boot/grub/device.map<text:tab/><text:tab/>Zuordnung der Geräte (z.B. hd0 zu <text:tab/><text:tab/><text:tab/><text:tab/><text:tab/><text:tab/>sda)<text:line-break/>/etc/default/grub<text:tab/><text:tab/><text:tab/>Konfigurationsdatei für manuelle <text:tab/><text:tab/><text:tab/><text:tab/><text:tab/><text:tab/><text:tab/>Konfiguration<text:line-break/>/etc/grub.d<text:tab/><text:tab/><text:tab/><text:tab/>Skripte zur Generierung der grub.cfg<text:line-break/><text:line-break/>ggf. startupmanager installieren um GRUB einfacher einzurichten<text:line-break/><text:line-break/>Hilfe zu GRUB:<text:line-break/>info grub<text:line-break/><text:line-break/>Die Konfigurationsdatei für GRUB 2 sieht deutlich anders aus als die für GRUB Legacy und ist auch ein gutes Stück komplizierter (sie ähnelt eher einem Bash-Skript als einer GRUB-Legacy-Konfigurationsdatei). Die Autoren von GRUB 2 gehen auch davon aus, dass Sie als Systemverwalter diese Datei nicht von Hand anlegen und warten. Statt dessen gibt es ein Kommando namens </text:span><text:soft-page-break/><text:span text:style-name="T6">sudo grub-mkconfig</text:span><text:span text:style-name="T5">, das eine grub.cfg-Datei erzeugen kann. Dazu bedient es sich einer Reihe von Hilfsprogrammen (Shellskripten) in/etc/grub.d, die zum Beispiel in /boot nach Linux-Kernels suchen, um sie ins GRUB-Bootmenü aufzunehmen. (grub-mkconfig schreibt die neue Konfigurationsdatei auf seine Standardausgabe; das Kommando </text:span><text:span text:style-name="T6">sudo update-grub</text:span><text:span text:style-name="T5"> ruft grub-mkconfig auf und leitet dessen Ausgabe nach /boot/grub/grub.cfg um.) </text:span><text:span text:style-name="T6">Sie sollten die Datei /boot/grub/grub.cfg also nicht direkt ändern</text:span><text:span text:style-name="T5">, da Ihre Distribution zum Beispiel nach der Installation eines Kernel-Updates aufrufen dürfte und Ihre Änderungen an grub.cfg überschrieben werden würden. Normalerweise können Sie zum Beispiel </text:span><text:span text:style-name="T6">zusätzliche Einträge ins GRUB-2-Bootmenü aufnehmen, indem Sie sie in die Datei /etc/grub.d/40_custom schreiben</text:span><text:span text:style-name="T5">. Der Inhalt dieser Datei wird von grub-mkconfig 1 ∶ 1 in die Datei grub.cfg kopiert. Alternativ dazu können Sie Konfigurationseinstellungen in der Datei /boot/grub/custom.cfg machen, die – falls vorhanden – von grub.cfg eingelesen wird. <text:line-break/><text:line-break/><text:line-break/>Historisch LILO (Linux Loader)<text:line-break/></text:span><text:a xlink:type="simple" xlink:href="https://de.wikipedia.org/wiki/Linux_Loader" text:style-name="Internet_20_link" text:visited-style-name="Visited_20_Internet_20_Link"><text:span text:style-name="T5">https://de.wikipedia.org/wiki/Linux_Loader</text:span></text:a><text:span text:style-name="T5"><text:line-break/><text:line-break/>Standard der 1990er<text:line-break/><text:line-break/>wichtige Dateien und Pfade:<text:line-break/><text:line-break/>/boot/boot.map<text:tab/><text:tab/><text:tab/>Die Bootmap<text:line-break/>/etc/lilo.conf<text:tab/><text:tab/><text:tab/><text:tab/>Hauptkonfigurationsdatei<text:line-break/>/sbin/lilo<text:tab/><text:tab/><text:tab/><text:tab/><text:tab/>Map-installer<text:line-break/><text:line-break/></text:span><text:span text:style-name="T4">W</text:span><text:span text:style-name="T5">ichtige Ablageorte des Betriebssystemkerns und der Ramdisk:<text:line-break/><text:line-break/>/boot/vmlinuz-***<text:tab/><text:tab/><text:tab/>Betriebssystemkern<text:line-break/>/boot/initrd.img-***<text:tab/><text:tab/>Ramdisk (mit Treibern)<text:line-break/>/vmlinuz<text:tab/><text:tab/><text:tab/><text:tab/><text:tab/>Verknüpfung mit Kern<text:line-break/>/initrd.img<text:tab/><text:tab/><text:tab/><text:tab/>Verknüpfung mit der Ramdisk<text:line-break/><text:line-break/><text:line-break/>Die Startskriptphase: wichtige Dateien und Befehle<text:line-break/><text:line-break/>/etc/inittab<text:tab/><text:tab/><text:tab/>Konfiguration des init und der Runlevel<text:line-break/></text:span><text:soft-page-break/><text:span text:style-name="T5"><text:line-break/>/etc/init.d<text:tab/><text:tab/><text:tab/><text:tab/>Enthält alle Startskripte<text:tab/><text:tab/><text:tab/><text:tab/></text:span><text:span text:style-name="T3"><text:line-break/></text:span><text:span text:style-name="T5"><text:line-break/>/etc/init.d/rcS<text:tab/><text:tab/><text:tab/>Systeminitialisierung Debian<text:line-break/>/etc/rc.d/rc.sysinit<text:tab/><text:tab/>Systeminitialisierung Fedora<text:line-break/><text:line-break/><text:line-break/>dmesg<text:tab/><text:tab/><text:tab/><text:tab/>Ausgabe des Kernels während des Starts <text:line-break/>dmesg | less<text:tab/><text:tab/><text:tab/>Es können mehrere 100 Zeilen sein<text:line-break/><text:line-break/>oder<text:line-break/>journalctl -k<text:tab/><text:tab/><text:tab/>Die meisten Linux-Systeme verwenden <text:tab/><text:tab/><text:tab/><text:tab/><text:tab/><text:tab/>systemd. Die Protokollierung kann also <text:tab/><text:tab/><text:tab/><text:tab/><text:tab/><text:tab/>auch mit journalctl ausgeles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ny </meta:initial-creator>
    <meta:creation-date>2019-07-22T10:57:31.55</meta:creation-date>
    <meta:generator>OpenOffice/4.1.7$Win32 OpenOffice.org_project/417m1$Build-9800</meta:generator>
    <dc:date>2020-04-14T10:25:47.15</dc:date>
    <meta:editing-duration>PT7H57M9S</meta:editing-duration>
    <meta:editing-cycles>8</meta:editing-cycles>
    <meta:printed-by>Danny </meta:printed-by>
    <meta:print-date>2019-07-22T14:29:05.37</meta:print-date>
    <meta:document-statistic meta:table-count="0" meta:image-count="0" meta:object-count="0" meta:page-count="5" meta:paragraph-count="2" meta:word-count="729" meta:character-count="6035"/>
  </office:meta>
</office:document-meta>
</file>